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Liberation Serif'" style:font-family-asian="'Liberation Serif'" style:font-family-complex="'Liberation Serif'"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Liberation Serif'" style:font-family-asian="'Liberation Serif'" style:font-family-complex="'Liberation Serif'"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bold"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bold" fo:font-family="'Liberation Serif'" style:font-family-asian="'Liberation Serif'" style:font-family-complex="'Liberation Serif'"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bold" fo:font-family="'Liberation Serif'" style:font-family-asian="'Liberation Serif'" style:font-family-complex="'Liberation Serif'"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Liberation Serif'" style:font-family-asian="'Liberation Serif'" style:font-family-complex="'Liberation Serif'"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Liberation Serif'" style:font-family-asian="'Liberation Serif'" style:font-family-complex="'Liberation Serif'"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Liberation Serif'" style:font-family-asian="'Liberation Serif'" style:font-family-complex="'Liberation Serif'"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Liberation Serif'" style:font-family-asian="'Liberation Serif'" style:font-family-complex="'Liberation Serif'"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Liberation Serif'" style:font-family-asian="'Liberation Serif'" style:font-family-complex="'Liberation Serif'"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Liberation Serif'" style:font-family-asian="'Liberation Serif'" style:font-family-complex="'Liberation Serif'"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Liberation Serif'" style:font-family-asian="'Liberation Serif'" style:font-family-complex="'Liberation Serif'"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Liberation Serif'" style:font-family-asian="'Liberation Serif'" style:font-family-complex="'Liberation Serif'"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Liberation Serif'" style:font-family-asian="'Liberation Serif'" style:font-family-complex="'Liberation Serif'"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Liberation Serif'" style:font-family-asian="'Liberation Serif'" style:font-family-complex="'Liberation Serif'"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Liberation Serif'" style:font-family-asian="'Liberation Serif'" style:font-family-complex="'Liberation Serif'"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normal" fo:font-family="'Liberation Serif'" style:font-family-asian="'Liberation Serif'" style:font-family-complex="'Liberation Serif'"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normal" fo:font-family="'Liberation Serif'" style:font-family-asian="'Liberation Serif'" style:font-family-complex="'Liberation Serif'"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2.00pt" fo:font-weight="normal" fo:font-family="'Liberation Serif'" style:font-family-asian="'Liberation Serif'" style:font-family-complex="'Liberation Serif'"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Liberation Serif'" style:font-family-asian="'Liberation Serif'" style:font-family-complex="'Liberation Serif'"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2.00pt" fo:font-weight="normal" fo:font-family="'Liberation Serif'" style:font-family-asian="'Liberation Serif'" style:font-family-complex="'Liberation Serif'"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Liberation Serif'" style:font-family-asian="'Liberation Serif'" style:font-family-complex="'Liberation Serif'"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Liberation Serif'" style:font-family-asian="'Liberation Serif'" style:font-family-complex="'Liberation Serif'" fo:background-color="transparent" style:use-window-font-color="true"/>
    </style:style>
    <style:style style:name="T52" style:family="text">
      <style:text-properties fo:font-size="12.00pt" fo:font-weight="bold" fo:font-family="'Liberation Serif'" style:font-family-asian="'Liberation Serif'" style:font-family-complex="'Liberation Serif'" fo:background-color="transparent" style:use-window-font-color="true"/>
    </style:style>
    <style:style style:name="T53" style:family="text">
      <style:text-properties fo:font-size="12.00pt" fo:font-weight="normal" fo:font-family="'Liberation Serif'" style:font-family-asian="'Liberation Serif'" style:font-family-complex="'Liberation Serif'" fo:background-color="transparent" style:use-window-font-color="true"/>
    </style:style>
    <style:style style:name="T54" style:family="text">
      <style:text-properties fo:font-size="12.00pt" fo:font-weight="bold" fo:font-family="'Liberation Serif'" style:font-family-asian="'Liberation Serif'" style:font-family-complex="'Liberation Serif'" fo:background-color="transparent" style:use-window-font-color="true"/>
    </style:style>
    <style:style style:name="T55" style:family="text">
      <style:text-properties fo:font-size="12.00pt" fo:font-weight="normal" fo:font-family="'Liberation Serif'" style:font-family-asian="'Liberation Serif'" style:font-family-complex="'Liberation Serif'" fo:background-color="transparent" style:use-window-font-color="true"/>
    </style:style>
    <style:style style:name="T56" style:family="text">
      <style:text-properties fo:font-size="12.00pt" fo:font-weight="bold" fo:font-family="'Liberation Serif'" style:font-family-asian="'Liberation Serif'" style:font-family-complex="'Liberation Serif'" fo:background-color="transparent" style:use-window-font-color="true"/>
    </style:style>
    <style:style style:name="T57" style:family="text">
      <style:text-properties fo:font-size="12.00pt" fo:font-weight="normal" fo:font-family="'Liberation Serif'" style:font-family-asian="'Liberation Serif'" style:font-family-complex="'Liberation Serif'"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2.00pt" fo:font-weight="normal" fo:font-family="'Liberation Serif'" style:font-family-asian="'Liberation Serif'" style:font-family-complex="'Liberation Serif'"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normal" fo:font-family="Arial" style:font-family-asian="Arial" style:font-family-complex="Arial" fo:background-color="transparent" style:use-window-font-color="true"/>
    </style:style>
    <style:style style:name="T62" style:family="text">
      <style:text-properties fo:font-size="12.00pt" fo:font-weight="normal" fo:font-family="Arial" style:font-family-asian="Arial" style:font-family-complex="Arial" fo:background-color="transparent" style:use-window-font-color="true"/>
    </style:style>
    <style:style style:name="T63" style:family="text">
      <style:text-properties fo:font-size="12.00pt" fo:font-weight="normal" fo:font-family="Arial" style:font-family-asian="Arial" style:font-family-complex="Arial" fo:background-color="transparent" style:use-window-font-color="true"/>
    </style:style>
    <style:style style:name="T64" style:family="text">
      <style:text-properties fo:font-size="11.00pt" fo:font-weight="normal" fo:font-family="Arial" style:font-family-asian="Arial" style:font-family-complex="Arial" fo:background-color="transparent" style:use-window-font-color="true"/>
    </style:style>
    <style:style style:name="T65" style:family="text">
      <style:text-properties fo:font-size="12.00pt" fo:font-weight="normal" fo:font-family="'Liberation Serif'" style:font-family-asian="'Liberation Serif'" style:font-family-complex="'Liberation Serif'"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2.00pt" fo:font-weight="normal" fo:font-family="'Liberation Serif'" style:font-family-asian="'Liberation Serif'" style:font-family-complex="'Liberation Serif'"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2.00pt" fo:font-weight="normal" fo:font-family="'Liberation Serif'" style:font-family-asian="'Liberation Serif'" style:font-family-complex="'Liberation Serif'"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2.00pt" fo:font-weight="normal" fo:font-family="'Liberation Serif'" style:font-family-asian="'Liberation Serif'" style:font-family-complex="'Liberation Serif'"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2.00pt" fo:font-weight="normal" fo:font-family="'Liberation Serif'" style:font-family-asian="'Liberation Serif'" style:font-family-complex="'Liberation Serif'"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2.00pt" fo:font-weight="normal" fo:font-family="'Liberation Serif'" style:font-family-asian="'Liberation Serif'" style:font-family-complex="'Liberation Serif'"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2.00pt" fo:font-weight="normal" fo:font-family="'Liberation Serif'" style:font-family-asian="'Liberation Serif'" style:font-family-complex="'Liberation Serif'"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2.00pt" fo:font-weight="normal" fo:font-family="'Liberation Serif'" style:font-family-asian="'Liberation Serif'" style:font-family-complex="'Liberation Serif'"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2.00pt" fo:font-weight="normal" fo:font-family="'Liberation Serif'" style:font-family-asian="'Liberation Serif'" style:font-family-complex="'Liberation Serif'"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2.00pt" fo:font-weight="normal" fo:font-family="'Liberation Serif'" style:font-family-asian="'Liberation Serif'" style:font-family-complex="'Liberation Serif'"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2.00pt" fo:font-weight="normal" fo:font-family="'Liberation Serif'" style:font-family-asian="'Liberation Serif'" style:font-family-complex="'Liberation Serif'"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2.00pt" fo:font-weight="normal" fo:font-family="'Liberation Serif'" style:font-family-asian="'Liberation Serif'" style:font-family-complex="'Liberation Serif'"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2.00pt" fo:font-weight="normal" fo:font-family="'Liberation Serif'" style:font-family-asian="'Liberation Serif'" style:font-family-complex="'Liberation Serif'"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2.00pt" fo:font-weight="normal" fo:font-family="'Liberation Serif'" style:font-family-asian="'Liberation Serif'" style:font-family-complex="'Liberation Serif'"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2.00pt" fo:font-weight="normal" fo:font-family="'Liberation Serif'" style:font-family-asian="'Liberation Serif'" style:font-family-complex="'Liberation Serif'"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2.00pt" fo:font-weight="normal" fo:font-family="'Liberation Serif'" style:font-family-asian="'Liberation Serif'" style:font-family-complex="'Liberation Serif'"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2.00pt" fo:font-weight="normal" fo:font-family="'Liberation Serif'" style:font-family-asian="'Liberation Serif'" style:font-family-complex="'Liberation Serif'"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2.00pt" fo:font-weight="normal" fo:font-family="'Liberation Serif'" style:font-family-asian="'Liberation Serif'" style:font-family-complex="'Liberation Serif'"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2.00pt" fo:font-weight="normal" fo:font-family="'Liberation Serif'" style:font-family-asian="'Liberation Serif'" style:font-family-complex="'Liberation Serif'"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2.00pt" fo:font-weight="normal" fo:font-family="'Liberation Serif'" style:font-family-asian="'Liberation Serif'" style:font-family-complex="'Liberation Serif'"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2.00pt" fo:font-weight="normal" fo:font-family="'Liberation Serif'" style:font-family-asian="'Liberation Serif'" style:font-family-complex="'Liberation Serif'"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2.00pt" fo:font-weight="normal" fo:font-family="'Liberation Serif'" style:font-family-asian="'Liberation Serif'" style:font-family-complex="'Liberation Serif'"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2.00pt" fo:font-weight="normal" fo:font-family="'Liberation Serif'" style:font-family-asian="'Liberation Serif'" style:font-family-complex="'Liberation Serif'"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2.00pt" fo:font-weight="normal" fo:font-family="'Liberation Serif'" style:font-family-asian="'Liberation Serif'" style:font-family-complex="'Liberation Serif'"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2.00pt" fo:font-weight="normal" fo:font-family="'Liberation Serif'" style:font-family-asian="'Liberation Serif'" style:font-family-complex="'Liberation Serif'"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2.00pt" fo:font-weight="normal" fo:font-family="'Liberation Serif'" style:font-family-asian="'Liberation Serif'" style:font-family-complex="'Liberation Serif'"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2.00pt" fo:font-weight="normal" fo:font-family="'Liberation Serif'" style:font-family-asian="'Liberation Serif'" style:font-family-complex="'Liberation Serif'"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2.00pt" fo:font-weight="normal" fo:font-family="'Liberation Serif'" style:font-family-asian="'Liberation Serif'" style:font-family-complex="'Liberation Serif'"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2.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left"/>
    </style:style>
    <text:list-style style:name="L2">
      <text:list-level-style-bullet text:level="1" text:bullet-char="•">
        <style:list-level-properties text:space-before="0.00pt" text:min-label-width="18.00pt"/>
        <style:text-properties fo:font-family="Symbol"/>
      </text:list-level-style-bullet>
    </text:list-style>
    <style:style style:name="P2" style:family="paragraph">
      <style:paragraph-properties fo:line-height="100.00%" fo:text-align="left" fo:margin-left="-18.00pt" fo:text-indent="18.00pt"/>
    </style:style>
    <style:style style:name="P3" style:family="paragraph">
      <style:paragraph-properties fo:line-height="100.00%" fo:text-align="left"/>
    </style:style>
    <text:list-style style:name="L4">
      <text:list-level-style-bullet text:level="1" text:bullet-char="•">
        <style:list-level-properties text:space-before="0.00pt" text:min-label-width="18.00pt"/>
        <style:text-properties fo:font-family="Symbol"/>
      </text:list-level-style-bullet>
    </text:list-style>
    <style:style style:name="P4" style:family="paragraph">
      <style:paragraph-properties fo:line-height="100.00%" fo:text-align="left" fo:margin-left="-18.00pt" fo:text-indent="18.00pt"/>
    </style:style>
    <style:style style:name="P5" style:family="paragraph">
      <style:paragraph-properties fo:line-height="100.00%" fo:text-align="left"/>
    </style:style>
    <style:style style:name="P6" style:family="paragraph">
      <style:paragraph-properties fo:line-height="100.00%" fo:text-align="left" fo:margin-left="1.40pt" fo:text-indent="-1.40pt">
        <style:tab-stops>
          <style:tab-stop style:position="80.85pt" style:type="center"/>
          <style:tab-stop style:position="3288.25pt" style:type="center"/>
          <style:tab-stop style:position="421120.25pt" style:type="right"/>
        </style:tab-stops>
      </style:paragraph-properties>
    </style:style>
    <style:style style:name="P7" style:family="paragraph">
      <style:paragraph-properties fo:line-height="100.00%" fo:text-align="center"/>
    </style:style>
    <style:style style:name="P8" style:family="paragraph">
      <style:paragraph-properties fo:line-height="100.00%" fo:text-align="left" fo:margin-left="1.40pt" fo:text-indent="-1.40pt">
        <style:tab-stops>
          <style:tab-stop style:position="80.85pt" style:type="center"/>
          <style:tab-stop style:position="3288.25pt" style:type="center"/>
          <style:tab-stop style:position="421120.25pt" style:type="right"/>
        </style:tab-stops>
      </style:paragraph-properties>
    </style:style>
    <style:style style:name="P9" style:family="paragraph">
      <style:paragraph-properties fo:line-height="100.00%" fo:text-align="left" fo:margin-left="1.40pt" fo:text-indent="-1.40pt">
        <style:tab-stops>
          <style:tab-stop style:position="80.85pt" style:type="center"/>
          <style:tab-stop style:position="3288.25pt" style:type="center"/>
          <style:tab-stop style:position="421120.25pt" style:type="right"/>
        </style:tab-stops>
      </style:paragraph-properties>
    </style:style>
    <style:style style:name="P10" style:family="paragraph">
      <style:paragraph-properties fo:line-height="100.00%" fo:text-align="left"/>
    </style:style>
    <style:style style:name="P11" style:family="paragraph">
      <style:paragraph-properties fo:line-height="100.00%" fo:text-align="left" fo:margin-left="1.40pt" fo:text-indent="-1.40pt">
        <style:tab-stops>
          <style:tab-stop style:position="80.85pt" style:type="center"/>
          <style:tab-stop style:position="3288.25pt" style:type="center"/>
          <style:tab-stop style:position="421120.25pt" style:type="right"/>
        </style:tab-stops>
      </style:paragraph-properties>
    </style:style>
    <style:style style:name="P12" style:family="paragraph">
      <style:paragraph-properties fo:line-height="100.00%" fo:text-align="left"/>
    </style:style>
    <style:style style:name="P13" style:family="paragraph">
      <style:paragraph-properties fo:line-height="100.00%" fo:text-align="left" fo:margin-left="1.40pt" fo:text-indent="-1.40pt">
        <style:tab-stops>
          <style:tab-stop style:position="80.85pt" style:type="center"/>
          <style:tab-stop style:position="3288.25pt" style:type="center"/>
          <style:tab-stop style:position="421120.25pt" style:type="right"/>
        </style:tab-stops>
      </style:paragraph-properties>
    </style:style>
    <style:style style:name="P14" style:family="paragraph">
      <style:paragraph-properties fo:line-height="100.00%" fo:text-align="left"/>
    </style:style>
    <style:style style:name="P15" style:family="paragraph">
      <style:paragraph-properties fo:line-height="100.00%" fo:text-align="left" fo:margin-left="1.40pt" fo:text-indent="-1.40pt">
        <style:tab-stops>
          <style:tab-stop style:position="80.85pt" style:type="center"/>
          <style:tab-stop style:position="3288.25pt" style:type="center"/>
          <style:tab-stop style:position="421120.25pt" style:type="right"/>
        </style:tab-stops>
      </style:paragraph-properties>
    </style:style>
    <style:style style:name="P16" style:family="paragraph">
      <style:paragraph-properties fo:line-height="100.00%" fo:text-align="left"/>
    </style:style>
    <style:style style:name="P17" style:family="paragraph">
      <style:paragraph-properties fo:line-height="100.00%" fo:text-align="left" fo:margin-left="1.40pt" fo:text-indent="-1.40pt">
        <style:tab-stops>
          <style:tab-stop style:position="80.85pt" style:type="center"/>
          <style:tab-stop style:position="3288.25pt" style:type="center"/>
          <style:tab-stop style:position="421120.25pt" style:type="right"/>
        </style:tab-stops>
      </style:paragraph-properties>
    </style:style>
    <style:style style:name="P18" style:family="paragraph">
      <style:paragraph-properties fo:line-height="100.00%" fo:text-align="left"/>
    </style:style>
    <style:style style:name="P19" style:family="paragraph">
      <style:paragraph-properties fo:line-height="100.00%" fo:text-align="left" fo:margin-left="1.40pt" fo:text-indent="-1.40pt">
        <style:tab-stops>
          <style:tab-stop style:position="80.85pt" style:type="center"/>
          <style:tab-stop style:position="3288.25pt" style:type="center"/>
          <style:tab-stop style:position="421120.25pt" style:type="right"/>
        </style:tab-stops>
      </style:paragraph-properties>
    </style:style>
    <style:style style:name="P20" style:family="paragraph">
      <style:paragraph-properties fo:line-height="100.00%" fo:text-align="left"/>
    </style:style>
    <style:style style:name="P21" style:family="paragraph">
      <style:paragraph-properties fo:line-height="100.00%" fo:text-align="left" fo:margin-left="1.40pt" fo:text-indent="-1.40pt">
        <style:tab-stops>
          <style:tab-stop style:position="80.85pt" style:type="center"/>
          <style:tab-stop style:position="3288.25pt" style:type="center"/>
          <style:tab-stop style:position="421120.25pt" style:type="right"/>
        </style:tab-stops>
      </style:paragraph-properties>
    </style:style>
    <style:style style:name="P22" style:family="paragraph">
      <style:paragraph-properties fo:line-height="100.00%" fo:text-align="left"/>
    </style:style>
    <style:style style:name="TableColumn0100" style:family="table-column">
      <style:table-column-properties style:column-width="1.142361in"/>
    </style:style>
    <style:style style:name="TableColumn0101" style:family="table-column">
      <style:table-column-properties style:column-width="2.426389in"/>
    </style:style>
    <style:style style:name="TableColumn0102" style:family="table-column">
      <style:table-column-properties style:column-width="3.124306in"/>
    </style:style>
    <style:style style:name="Table01" style:family="table">
      <style:table-properties style:width="6.693056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100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10002"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101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10102"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102" style:family="table-row">
      <style:table-row-properties/>
    </style:style>
    <style:style style:name="TableCell0102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102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10202"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103" style:family="table-row">
      <style:table-row-properties/>
    </style:style>
    <style:style style:name="TableCell0103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103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10302"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104" style:family="table-row">
      <style:table-row-properties/>
    </style:style>
    <style:style style:name="TableCell0104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104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10402"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105" style:family="table-row">
      <style:table-row-properties/>
    </style:style>
    <style:style style:name="TableCell0105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105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10502"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106" style:family="table-row">
      <style:table-row-properties/>
    </style:style>
    <style:style style:name="TableCell0106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106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10602"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office:automatic-styles>
  <office:body>
    <office:text>
      <text:p text:style-name="P1"><text:span text:style-name="T1"># UT2 Questions</text:span></text:p>
      <text:p text:style-name="P1"><text:span text:style-name="T2"/></text:p>
      <text:p text:style-name="P1"><text:span text:style-name="T2"/></text:p>
      <text:p text:style-name="P1"><text:span text:style-name="T3">Questions for 2 marks</text:span></text:p>
      <text:p text:style-name="P1"><text:span text:style-name="T4"/></text:p>
      <text:p text:style-name="P1"><text:span text:style-name="T5"><text:s/>1. Define terms Critical Conditions and Race conditions.</text:span></text:p>
      <text:p text:style-name="P1"><text:span text:style-name="T5"><text:s/>Critical Section:</text:span></text:p>
      <text:list text:style-name="L2">
        <text:list-item>
          <text:p text:style-name="P2"><text:span text:style-name="T5">A critical section is group of instructions/statements or region of code that need to be executed atomically (read this post for atomicity), such as accessing a resource (file, input or output port, global data, etc.).</text:span></text:p>
        </text:list-item>
        <text:list-item>
          <text:p text:style-name="P2"><text:span text:style-name="T5"><text:s/>Problems only arise if one or more of the threads write to the same resources. It is safe to let multiple threads read the same resources</text:span></text:p>
        </text:list-item>
      </text:list>
      <text:p text:style-name="P3"><text:span text:style-name="T5"><text:s/></text:span></text:p>
      <text:p text:style-name="P3"><text:span text:style-name="T5"><text:s/>Race Condition:</text:span></text:p>
      <text:list text:style-name="L4">
        <text:list-item>
          <text:p text:style-name="P4"><text:span text:style-name="T5">The situation where two threads compete for the same resource, where the sequence in which the resource is accessed is significant, is called race conditions.</text:span></text:p>
        </text:list-item>
        <text:list-item>
          <text:p text:style-name="P4"><text:span text:style-name="T5">A code section that leads to race conditions is called a critical section.</text:span></text:p>
        </text:list-item>
      </text:list>
      <text:p text:style-name="P5"><text:span text:style-name="T5"><text:s/><text:tab/></text:span></text:p>
      <text:p text:style-name="P5"><text:span text:style-name="T6"/></text:p>
      <text:p text:style-name="P5"><text:span text:style-name="T7"><text:s/>2. Compare pre-emptive vs Non Pre-emptive CPU scheduling.</text:span></text:p>
      <text:p text:style-name="P5"><text:span text:style-name="T8"/></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7"><text:span text:style-name="T9">Basis for Comparison</text:span><text:span text:style-name="T10"/></text:p>
          </table:table-cell>
          <table:table-cell table:style-name="TableCell010001">
            <text:p text:style-name="P7"><text:span text:style-name="T11">Preemptive Scheduling</text:span><text:span text:style-name="T12"/></text:p>
          </table:table-cell>
          <table:table-cell table:style-name="TableCell010002">
            <text:p text:style-name="P7"><text:span text:style-name="T13">Non Preemptive Scheduling</text:span><text:span text:style-name="T14"/></text:p>
          </table:table-cell>
        </table:table-row>
        <table:table-row table:style-name="TableRow0101">
          <table:table-cell table:style-name="TableCell010100">
            <text:p text:style-name="P10"><text:span text:style-name="T15">Basic</text:span><text:span text:style-name="T16"/></text:p>
          </table:table-cell>
          <table:table-cell table:style-name="TableCell010101">
            <text:p text:style-name="P10"><text:span text:style-name="T17">The resources are allocated to a process for a limited time.</text:span><text:span text:style-name="T18"/></text:p>
          </table:table-cell>
          <table:table-cell table:style-name="TableCell010102">
            <text:p text:style-name="P10"><text:span text:style-name="T19">Once resources are allocated to a process, the process holds it till it completes its burst time or switches to waiting state.<text:s/></text:span><text:span text:style-name="T20"/></text:p>
          </table:table-cell>
        </table:table-row>
        <table:table-row table:style-name="TableRow0102">
          <table:table-cell table:style-name="TableCell010200">
            <text:p text:style-name="P12"><text:span text:style-name="T21">Interrupt</text:span><text:span text:style-name="T22"/></text:p>
          </table:table-cell>
          <table:table-cell table:style-name="TableCell010201">
            <text:p text:style-name="P12"><text:span text:style-name="T23">Process can be interrupted in between.</text:span><text:span text:style-name="T24"/></text:p>
          </table:table-cell>
          <table:table-cell table:style-name="TableCell010202">
            <text:p text:style-name="P12"><text:span text:style-name="T25">Process can not be interrupted till it terminates or switches to waiting state.<text:s/></text:span><text:span text:style-name="T26"/></text:p>
          </table:table-cell>
        </table:table-row>
        <table:table-row table:style-name="TableRow0103">
          <table:table-cell table:style-name="TableCell010300">
            <text:p text:style-name="P14"><text:span text:style-name="T27">Starvation</text:span><text:span text:style-name="T28"/></text:p>
          </table:table-cell>
          <table:table-cell table:style-name="TableCell010301">
            <text:p text:style-name="P14"><text:span text:style-name="T29">If a high priority process frequently arrives in the ready queue, low priority process may starve.</text:span><text:span text:style-name="T30"/></text:p>
          </table:table-cell>
          <table:table-cell table:style-name="TableCell010302">
            <text:p text:style-name="P14"><text:span text:style-name="T31">If a process with long burst time is running CPU, then another process with less CPU burst time may starve.</text:span><text:span text:style-name="T32"/></text:p>
          </table:table-cell>
        </table:table-row>
        <table:table-row table:style-name="TableRow0104">
          <table:table-cell table:style-name="TableCell010400">
            <text:p text:style-name="P16"><text:span text:style-name="T33">Overhead<text:s/></text:span><text:span text:style-name="T34"/></text:p>
          </table:table-cell>
          <table:table-cell table:style-name="TableCell010401">
            <text:p text:style-name="P16"><text:span text:style-name="T35">Preemptive scheduling has overheads of scheduling the processes.</text:span><text:span text:style-name="T36"/></text:p>
          </table:table-cell>
          <table:table-cell table:style-name="TableCell010402">
            <text:p text:style-name="P16"><text:span text:style-name="T37">Non-preemptive scheduling does not have overheads.</text:span><text:span text:style-name="T38"/></text:p>
          </table:table-cell>
        </table:table-row>
        <table:table-row table:style-name="TableRow0105">
          <table:table-cell table:style-name="TableCell010500">
            <text:p text:style-name="P18"><text:span text:style-name="T39">Flexibility</text:span><text:span text:style-name="T40"/></text:p>
          </table:table-cell>
          <table:table-cell table:style-name="TableCell010501">
            <text:p text:style-name="P18"><text:span text:style-name="T41">Preemptive scheduling is flexible.</text:span><text:span text:style-name="T42"/></text:p>
          </table:table-cell>
          <table:table-cell table:style-name="TableCell010502">
            <text:p text:style-name="P18"><text:span text:style-name="T43">Non-preemptive scheduling is rigid.</text:span><text:span text:style-name="T44"/></text:p>
          </table:table-cell>
        </table:table-row>
        <table:table-row table:style-name="TableRow0106">
          <table:table-cell table:style-name="TableCell010600">
            <text:p text:style-name="P20"><text:span text:style-name="T45">Cost</text:span><text:span text:style-name="T46"/></text:p>
          </table:table-cell>
          <table:table-cell table:style-name="TableCell010601">
            <text:p text:style-name="P20"><text:span text:style-name="T47">Preemptive scheduling is cost associated.</text:span><text:span text:style-name="T48"/></text:p>
          </table:table-cell>
          <table:table-cell table:style-name="TableCell010602">
            <text:p text:style-name="P20"><text:span text:style-name="T49">Non-preemptive scheduling is not cost associative.</text:span><text:span text:style-name="T50"/></text:p>
          </table:table-cell>
        </table:table-row>
      </table:table>
      <text:p text:style-name="P22"><text:span text:style-name="T50"/></text:p>
      <text:p text:style-name="P22"><text:span text:style-name="T50"/></text:p>
      <text:p text:style-name="P22"><text:span text:style-name="T50"/></text:p>
      <text:p text:style-name="P22"><text:span text:style-name="T51"><text:s/>3. What are different file access methods ?</text:span></text:p>
      <text:p text:style-name="P22"><text:span text:style-name="T52">Sequential Access:</text:span><text:span text:style-name="T53"/></text:p>
      <text:p text:style-name="P22"><text:span text:style-name="T53">*This is the most common method.</text:span></text:p>
      <text:p text:style-name="P22"><text:span text:style-name="T53">*Here the information present in the file is accessed in a sequential fashion, one record after the other.</text:span></text:p>
      <text:p text:style-name="P22"><text:span text:style-name="T53">*It is a very common approach which is used by editors and compilers usually.</text:span></text:p>
      <text:p text:style-name="P22"><text:span text:style-name="T53">*The Read and Write operations form the major part of the operations done on a file.</text:span></text:p>
      <text:p text:style-name="P22"><text:span text:style-name="T53">*A read operation reads the next portion of the file and automatically advances<text:s text:c="7"/>the file pointer, which tracks the I/O location.</text:span></text:p>
      <text:p text:style-name="P22"><text:span text:style-name="T53">*A write operation appends to the end of the file and advances to the end of the newly written material.</text:span></text:p>
      <text:p text:style-name="P22"><text:span text:style-name="T54"/></text:p>
      <text:p text:style-name="P22"><text:span text:style-name="T54">Direct Access:</text:span><text:span text:style-name="T55"/></text:p>
      <text:p text:style-name="P22"><text:span text:style-name="T55">*This type of access method provides a speedy access to the file. It provides immediate access to large amount of information.</text:span></text:p>
      <text:p text:style-name="P22"><text:span text:style-name="T55">*Here a file is made up of logical records that allow programs to read and write.</text:span></text:p>
      <text:p text:style-name="P22"><text:span text:style-name="T55">*It allows the programs to read and write the records in a rapid manner in no particular (or pre-defined) order.</text:span></text:p>
      <text:p text:style-name="P22"><text:span text:style-name="T55">*It is based on the disk-model of a file, as a disk allows random access to any block.</text:span></text:p>
      <text:p text:style-name="P22"><text:span text:style-name="T55">*For direct access, we can view the file as a numbered sequence of blocks or records.</text:span></text:p>
      <text:p text:style-name="P22"><text:span text:style-name="T55">*This method is usually used in databases.</text:span></text:p>
      <text:p text:style-name="P22"><text:span text:style-name="T56"/></text:p>
      <text:p text:style-name="P22"><text:span text:style-name="T56">Indexed access</text:span><text:span text:style-name="T57">:</text:span></text:p>
      <text:p text:style-name="P22"><text:span text:style-name="T57">*This method is built on top of Direct access method.</text:span></text:p>
      <text:p text:style-name="P22"><text:span text:style-name="T57">*Here an index contains the pointers to various blocks of the file.</text:span></text:p>
      <text:p text:style-name="P22"><text:span text:style-name="T57">*So, to find a record inside a file, we firstly search the index and later use the pointer obtained to access the file directly and find the record we have been searching for.</text:span></text:p>
      <text:p text:style-name="P22"><text:span text:style-name="T58"/></text:p>
      <text:p text:style-name="P22"><text:span text:style-name="T59"><text:s/>4. Explain Producer Consumer problem ?</text:span></text:p>
      <text:p text:style-name="P22"><text:span text:style-name="T60"/></text:p>
      <text:p text:style-name="P22"><text:span text:style-name="T61">*In computing, the producer</text:span><text:span text:style-name="T62">–</text:span><text:span text:style-name="T63">consumer problem(also known as the bounded-buffer problem) is a classic example of a multi-process synchronization problem. </text:span></text:p>
      <text:p text:style-name="P22"><text:span text:style-name="T63">*The problem describes two processes, the producer and the consumer, who share a common, fixed-size buffer used as a queue. </text:span></text:p>
      <text:p text:style-name="P22"><text:span text:style-name="T63">*The producer's job is to generate data, put it into the buffer, and start again. At the same time, the consumer is consuming the data (i.e., removing it from the buffer), one piece at a time. </text:span></text:p>
      <text:p text:style-name="P22"><text:span text:style-name="T63">*The problem is to make sure that the producer won't try to add data into the buffer if it's full and that the consumer won't try to remove data from an empty buffer.</text:span></text:p>
      <text:p text:style-name="P22"><text:span text:style-name="T63">*The solution for the producer is to either go to sleep or discard data if the buffer is full.</text:span><text:span text:style-name="T64"/></text:p>
      <text:p text:style-name="P22"><text:span text:style-name="T65"/></text:p>
      <text:p text:style-name="P22"><text:span text:style-name="T65"/></text:p>
      <text:p text:style-name="P22"><text:span text:style-name="T65"><text:s/>5. What is Thrashing in memory management ?</text:span></text:p>
      <text:p text:style-name="P22"><text:span text:style-name="T66"/></text:p>
      <text:p text:style-name="P22"><text:span text:style-name="T67"><text:s/>6. Explain Demand Paging.</text:span></text:p>
      <text:p text:style-name="P22"><text:span text:style-name="T68"/></text:p>
      <text:p text:style-name="P22"><text:span text:style-name="T69"><text:s/>7. What is Virtual Memory in Operating System.</text:span></text:p>
      <text:p text:style-name="P22"><text:span text:style-name="T70"/></text:p>
      <text:p text:style-name="P22"><text:span text:style-name="T71"><text:s/>8. What are the ways of Handling Deadlocks ?</text:span></text:p>
      <text:p text:style-name="P22"><text:span text:style-name="T72"/></text:p>
      <text:p text:style-name="P22"><text:span text:style-name="T73"><text:s/>9. Explain Logical Versus Physical Address Space ?</text:span></text:p>
      <text:p text:style-name="P22"><text:span text:style-name="T74"/></text:p>
      <text:p text:style-name="P22"><text:span text:style-name="T75"><text:s/>10. How to recover from Deadlock ?</text:span></text:p>
      <text:p text:style-name="P22"><text:span text:style-name="T76"/></text:p>
      <text:p text:style-name="P22"><text:span text:style-name="T77"><text:s/>11. How Mutex Lock works.</text:span></text:p>
      <text:p text:style-name="P22"><text:span text:style-name="T78"/></text:p>
      <text:p text:style-name="P22"><text:span text:style-name="T79"><text:s/>12. Explain following terms</text:span></text:p>
      <text:p text:style-name="P22"><text:span text:style-name="T79"><text:s text:c="4"/>Throughput, Turnaround time, Waiting time, Response time.</text:span></text:p>
      <text:p text:style-name="P22"><text:span text:style-name="T80"/></text:p>
      <text:p text:style-name="P22"><text:span text:style-name="T81"><text:s/>13. How to detect deadlock ?</text:span></text:p>
      <text:p text:style-name="P22"><text:span text:style-name="T82"/></text:p>
      <text:p text:style-name="P22"><text:span text:style-name="T83"><text:s/>14. Explain features of Distributed system</text:span></text:p>
      <text:p text:style-name="P22"><text:span text:style-name="T84"/></text:p>
      <text:p text:style-name="P22"><text:span text:style-name="T85"><text:s/>15. Explain Stateful Versus Stateless Service</text:span></text:p>
      <text:p text:style-name="P22"><text:span text:style-name="T85">--------------------------------------------------------------------</text:span></text:p>
      <text:p text:style-name="P22"><text:span text:style-name="T86"/></text:p>
      <text:p text:style-name="P22"><text:span text:style-name="T86"/></text:p>
      <text:p text:style-name="P22"><text:span text:style-name="T87"><text:s/>Questions for 5 Marks</text:span></text:p>
      <text:p text:style-name="P22"><text:span text:style-name="T88"/></text:p>
      <text:p text:style-name="P22"><text:span text:style-name="T89"><text:s/>1. Short Note on RAID ( Redundant array of Independent Disk )</text:span></text:p>
      <text:p text:style-name="P22"><text:span text:style-name="T90"/></text:p>
      <text:p text:style-name="P22"><text:span text:style-name="T91"><text:s/>2. Short Note of Distributed System</text:span></text:p>
      <text:p text:style-name="P22"><text:span text:style-name="T92"/></text:p>
      <text:p text:style-name="P22"><text:span text:style-name="T93"><text:s/>3. Explain Paging in detail with necessary diagrams</text:span></text:p>
      <text:p text:style-name="P22"><text:span text:style-name="T94"/></text:p>
      <text:p text:style-name="P22"><text:span text:style-name="T95"><text:s/>4. Explain Segmentation with the help of diagram</text:span></text:p>
      <text:p text:style-name="P22"><text:span text:style-name="T96"/></text:p>
      <text:p text:style-name="P22"><text:span text:style-name="T97"><text:s/>5. Calculate Hit and Miss using LRU, Optimal, FIFO, page replacement policies for following sequence. Page frame size is 3.</text:span></text:p>
      <text:p text:style-name="P22"><text:span text:style-name="T98"/></text:p>
      <text:p text:style-name="P22"><text:span text:style-name="T99"><text:s/>6. What is deadlock ? State necessary conditions for the deadlock. How to prevent the deadlock?</text:span></text:p>
      <text:p text:style-name="P22"><text:span text:style-name="T100"/></text:p>
      <text:p text:style-name="P22"><text:span text:style-name="T101"><text:s/>7. Explain semaphore ?</text:span></text:p>
      <text:p text:style-name="P22"><text:span text:style-name="T102"/></text:p>
      <text:p text:style-name="P22"><text:span text:style-name="T103"><text:s/>8. Explain bankers algorithms in detail.</text:span></text:p>
      <text:p text:style-name="P22"><text:span text:style-name="T104"/></text:p>
      <text:p text:style-name="P22"><text:span text:style-name="T105"><text:s/>9. What is internal and External Fragmentation.</text:span></text:p>
      <text:p text:style-name="P22"><text:span text:style-name="T106"/></text:p>
      <text:p text:style-name="P22"><text:span text:style-name="T107"><text:s/>10. Explain Different File allocation techniques in detail.</text:span></text:p>
      <text:p text:style-name="P22"><text:span text:style-name="T108"/></text:p>
      <text:p text:style-name="P22"><text:span text:style-name="T109"><text:s/>11. On the disk with 1000 cylinders, number 0-999. Computer the number of tracks the disk arm must satisfy all request in the disk queue. Assume the last request was at track 345 and the head is moving toward track 0. The queue in the FIFO order contains request for the following tracks. 123, 874, 692, 475, 105, 376.</text:span></text:p>
      <text:p text:style-name="P22"><text:span text:style-name="T110"/></text:p>
      <text:p text:style-name="P22"><text:span text:style-name="T111"><text:s/>Perform following computation for the following scheduling algorithms</text:span></text:p>
      <text:p text:style-name="P22"><text:span text:style-name="T111"><text:s text:c="2"/>i. FIFO<text:s text:c="3"/>ii. SSTF<text:s text:c="3"/>iii. SCAN</text:span></text:p>
      <text:p text:style-name="P22"><text:span text:style-name="T112"/></text:p>
      <text:p text:style-name="P22"><text:span text:style-name="T113">12 . Use following scheduling algorithms to calculate the ATAT and AWT for the following process.</text:span></text:p>
      <text:p text:style-name="P22"><text:span text:style-name="T113"><text:s text:c="6"/>1 . FCFS 2. Pre-emptive and non-premptive SJF 3. Preemptive Priority</text:span></text:p>
      <text:p text:style-name="P22"><text:span text:style-name="T114"/></text:p>
      <text:p text:style-name="P22"><text:span text:style-name="T115">Process, Arrival Time, Burst Time, Priority</text:span></text:p>
      <text:p text:style-name="P22"><text:span text:style-name="T115">P1, 0, 8, 3</text:span></text:p>
      <text:p text:style-name="P22"><text:span text:style-name="T115">P2, 1, 1, 1</text:span></text:p>
      <text:p text:style-name="P22"><text:span text:style-name="T115">P3, 2, 3, 2</text:span></text:p>
      <text:p text:style-name="P22"><text:span text:style-name="T115">P4, 3, 2, 3</text:span></text:p>
      <text:p text:style-name="P22"><text:span text:style-name="T115">P5, 4, 6, 4</text:span></text:p>
      <text:p text:style-name="P22"><text:span text:style-name="T116"/></text:p>
      <text:p text:style-name="P22"><text:span text:style-name="T117">13 . Explain bankers algorithm for safe state.</text:span></text:p>
      <text:p text:style-name="P22"><text:span text:style-name="T118"/></text:p>
      <text:p text:style-name="P22"><text:span text:style-name="T119">14 . Short note NFS ?</text:span></text:p>
      <text:p text:style-name="P22"><text:span text:style-name="T120"/></text:p>
      <text:p text:style-name="P22"><text:span text:style-name="T121">15 . Explain role of Swapping in Operating System.</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